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89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68.16mm"/>
    </style:style>
    <style:style style:name="co5" style:family="table-column">
      <style:table-column-properties fo:break-before="auto" style:column-width="95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TOSSIM buil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oCountToLed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oSenseToLed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Statio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base/Glow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base/Simple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serial/TestSerial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hopOscillosco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scillosco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up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PPSniff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s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s/arbiters/TestFcfsArbit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s/arbiters/TestRoundRobinArbiter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tiThef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eStation15.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apBl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apPp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app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base/Platform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radio/Ieee154Bar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ennic-tests/serial/TestPrint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HHello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hopOscilloscopeLqi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Viz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ppRout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DPEcho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PEcho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s/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s/blip/TestLinkLoc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ed ‘PrintfUART.h’ and ‘lib6lowpan/ip.h’ </text:p>
          </table:table-cell>
          <table:table-cell/>
          <table:table-cell office:value-type="string" calcext:value-type="string">
            <text:p>BLIP 2.0 is a reimplementation of IPv6 in TinyOS</text:p>
          </table:table-cell>
        </table:table-row>
        <table:table-row table:style-name="ro1">
          <table:table-cell/>
          <table:table-cell office:value-type="string" calcext:value-type="string">
            <text:p>tests/cc2420/LplBroadcastCountToLed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CountToLedsAppC.nc:69: no match</text:p>
          </table:table-cell>
          <table:table-cell/>
          <table:table-cell office:value-type="string" calcext:value-type="string">
            <text:p>This is a low power listening version of RadioCountToLeds,</text:p>
          </table:table-cell>
        </table:table-row>
        <table:table-row table:style-name="ro1">
          <table:table-cell/>
          <table:table-cell office:value-type="string" calcext:value-type="string">
            <text:p>tests/cc2420/LplBroadcastPeriodicDeliver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PeriodicAppC.nc:59: no ma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17:37:40.654710915</meta:creation-date>
    <dc:date>2019-12-09T18:38:18.312117761</dc:date>
    <meta:editing-duration>PT1H33S</meta:editing-duration>
    <meta:editing-cycles>15</meta:editing-cycles>
    <meta:generator>LibreOffice/6.3.3.2.0$Linux_X86_64 LibreOffice_project/30$Build-2</meta:generator>
    <meta:document-statistic meta:table-count="1" meta:cell-count="109" meta:object-count="0"/>
  </office:meta>
</office:document-meta>
</file>